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7pt" style:font-name-asian="Times New Roman1" style:font-size-asian="7pt" style:font-name-complex="Times New Roman1" style:font-size-complex="7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9pt" style:font-name-asian="Times New Roman1" style:font-size-asian="9pt" style:font-name-complex="Times New Roman1" style:font-size-complex="9pt"/>
    </style:style>
    <style:style style:name="P5" style:family="paragraph" style:parent-style-name="Standard" style:list-style-name="">
      <style:paragraph-properties style:text-autospace="none"/>
      <style:text-properties style:font-name="Times New Roman1" fo:font-size="9pt" style:font-name-asian="Times New Roman1" style:font-size-asian="9pt" style:font-name-complex="Times New Roman1" style:font-size-complex="9pt"/>
    </style:style>
    <style:style style:name="P6" style:family="paragraph" style:parent-style-name="Standard" style:list-style-name="">
      <style:paragraph-properties style:text-autospace="none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Times New Roman1" fo:font-size="9pt" style:font-name-asian="Times New Roman1" style:font-size-asian="9pt" style:font-name-complex="Times New Roman1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warf</text:p>
      <text:p text:style-name="Standard"/>
      <text:p text:style-name="P2">"YER LATE, ELF!" CAME THE ROUGH EDGE OF A FAMILIAR</text:p>
      <text:p text:style-name="P3">voice. Bruenor Battlehammer walked up the back of his</text:p>
      <text:p text:style-name="P3">dead foe, disregarding the fact that the heavy monster lay</text:p>
      <text:p text:style-name="P3">on top ofhis elven friend. In spite of the added discomfort,</text:p>
      <text:p text:style-name="P3">the dwarf's long, pointed, often-broken nose and graystreaked</text:p>
      <text:p text:style-name="P3">though still-fiery red beard came as a welcome</text:p>
      <text:p text:style-name="P1"><text:span text:style-name="T1">sight to Drizzt. "Knew I'd find ye </text:span><text:span text:style-name="T3">in </text:span><text:span text:style-name="T1">trouble if I came out</text:span></text:p>
      <text:p text:style-name="P3">an' looked for yel"</text:p>
      <text:p text:style-name="P1"><text:span text:style-name="T2">-R. A. Salvatore, </text:span><text:span text:style-name="T1">The Crystal Shard</text:span></text:p>
      <text:p text:style-name="P1"><text:span text:style-name="T1"/></text:p>
      <text:p text:style-name="P4">Kingdoms rich in ancient grandeur, halls carved into the</text:p>
      <text:p text:style-name="P4">roots of mountains, the echoing of picks and hammers</text:p>
      <text:p text:style-name="P1"><text:span text:style-name="T2">in deep mines and blazing forges, a commitment </text:span><text:span text:style-name="T4">10</text:span></text:p>
      <text:p text:style-name="P4">clan and tradition, and a burning hatred of goblins and</text:p>
      <text:p text:style-name="P6"><text:span text:style-name="T5">ores. These common threads unite all dwarves.</text:span></text:p>
      <text:p text:style-name="P6"><text:span text:style-name="T5"/></text:p>
      <text:p text:style-name="P6"><text:span text:style-name="T5"/></text:p>
      <text:p text:style-name="P6"><text:span text:style-name="T5">Short and Stout</text:span></text:p>
      <text:p text:style-name="P6"><text:span text:style-name="T5"/></text:p>
      <text:p text:style-name="P5">Bold and hardy, dwarves are known as</text:p>
      <text:p text:style-name="P4">skilled warriors, miners, and workers</text:p>
      <text:p text:style-name="P4">of stone and metal. Though they stand</text:p>
      <text:p text:style-name="P4">well under 5 feel tall, dwarves are so</text:p>
      <text:p text:style-name="P4">broad and compact that they can weigh</text:p>
      <text:p text:style-name="P4">as much as a human standing nearly two</text:p>
      <text:p text:style-name="P4">feet taller. Their courage and endurance</text:p>
      <text:p text:style-name="P4">are also easily a match for any of</text:p>
      <text:p text:style-name="P4">lie larger folk.</text:p>
      <text:p text:style-name="P4">Dwarven skin ranges from deep brown to a paler</text:p>
      <text:p text:style-name="P4">hue tinged with red, but the most common shades are</text:p>
      <text:p text:style-name="P4">light brown or deep tan, like certain tones of earlh.</text:p>
      <text:p text:style-name="P4">Their hair, worn long bul in simple slyles, is usually</text:p>
      <text:p text:style-name="P4">black, gray, or brown, lhough paler dwarves oflen have</text:p>
      <text:p text:style-name="P4">red hair. Male dwarves value lheir beards highly and</text:p>
      <text:p text:style-name="P6"><text:span text:style-name="T5">groom lhem carefully.</text:span></text:p>
      <text:p text:style-name="P6"><text:span text:style-name="T5"/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Freligh </meta:initial-creator>
    <meta:creation-date>2023-02-06T17:02:52.10</meta:creation-date>
    <meta:document-statistic meta:table-count="0" meta:image-count="0" meta:object-count="0" meta:page-count="1" meta:paragraph-count="32" meta:word-count="246" meta:character-count="1362"/>
    <dc:date>2023-02-07T11:31:40.03</dc:date>
    <dc:creator>Dan Freligh </dc:creator>
    <meta:editing-duration>PT18H13M37S</meta:editing-duration>
    <meta:editing-cycles>1</meta:editing-cycles>
    <meta:generator>OpenOffice/4.1.11$Win32 OpenOffice.org_project/4111m1$Build-9808</meta:generator>
  </office:meta>
</office:document-meta>
</file>